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ru" fo:country="RU" fo:background-color="transparent"/>
    </style:style>
    <style:style style:name="P7" style:family="paragraph" style:parent-style-name="Table_20_Contents">
      <style:text-properties fo:language="ru" fo:country="RU" style:language-asian="zxx" style:country-asian="none" style:language-complex="zxx" style:country-complex="none"/>
    </style:style>
    <style:style style:name="P8" style:family="paragraph" style:parent-style-name="Table_20_Contents">
      <style:paragraph-properties fo:background-color="#ffff66">
        <style:background-image/>
      </style:paragraph-properties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vacancy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float" office:value="1">
            <text:p text:style-name="P5">1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Vacancy add: correct values, submit (without files and candidates)</text:p>
          </table:table-cell>
        </table:table-row>
        <table:table-row>
          <table:table-cell table:style-name="Таблица2.A2" office:value-type="string">
            <text:p text:style-name="P2"><text:span text:style-name="T1">Given</text:span> </text:p>
          </table:table-cell>
          <table:table-cell table:style-name="Таблица2.B2" office:value-type="string">
            <text:p text:style-name="P6">Я на странице создания новой вакансии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ввожу название вакансии в поле <text:span text:style-name="T2">«Title»</text:span></text:p>
            <text:p text:style-name="P4">И выбираю из выпадающего списка <text:span text:style-name="T2">«Industry» </text:span>направление индустрии</text:p>
            <text:p text:style-name="P4">И ввожу уровень в поле <text:span text:style-name="T2">«Level»</text:span></text:p>
            <text:p text:style-name="P4">И выбираю город из выпадающего списка <text:span text:style-name="T2">«Location»</text:span></text:p>
            <text:p text:style-name="P4"><text:span text:style-name="T2">// <text:s/></text:span>выбор языка</text:p>
            <text:p text:style-name="P8">И выбираю уровень языка в выпадающем списке <text:span text:style-name="T2">«Language level»</text:span></text:p>
            <text:p text:style-name="P4">И выбираю департамент в выпадающем списке <text:span text:style-name="T2">«Department»</text:span></text:p>
            <text:p text:style-name="P4">И выбираю команду в выпадающем списке <text:span text:style-name="T2">«Team»</text:span></text:p>
            <text:p text:style-name="P4">И ввожу зарплату в поле <text:span text:style-name="T2">«Salary»</text:span></text:p>
            <text:p text:style-name="P4">И выбираю ответственного за вакансию в выпадающем списке <text:span text:style-name="T2">«Responsible»</text:span></text:p>
            <text:p text:style-name="P7">И выбираю дату открытия вакансии в выпадающем списке «Start date»</text:p>
            <text:p text:style-name="P7">И выбираю дату закрытия вакансии в выпадающем списке «Deadline date»</text:p>
            <text:p text:style-name="P7">И выбираю дату фактического закрытия вакансии в выпадающем списке «End date»</text:p>
            <text:p text:style-name="P7">И выбираю статус вакансии в выпадающем списке «Status»</text:p>
            <text:p text:style-name="P7">И выбираю тип занятости в выпадающем списке «Employment type»</text:p>
            <text:p text:style-name="P7">И ввожу описание вакансии в поле «Description»</text:p>
            <text:p text:style-name="P7">И нажимаю на кнопку «Submit»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Новая вакансия создана </text:p>
            <text:p text:style-name="P4">Открывается форма просмотра профиля ваканси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float" office:value="1.1">
            <text:p text:style-name="P5">1.1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Vacancy add: correct values, submit (without files and candidates)</text:p>
          </table:table-cell>
        </table:table-row>
        <table:table-row>
          <table:table-cell table:style-name="Таблица1.A2" office:value-type="string">
            <text:p text:style-name="P2"><text:span text:style-name="T1">Given</text:span> </text:p>
          </table:table-cell>
          <table:table-cell table:style-name="Таблица1.B2" office:value-type="string">
            <text:p text:style-name="P6">Я на странице создания новой вакансии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ввожу название вакансии в поле <text:span text:style-name="T2">«Title»</text:span></text:p>
            <text:p text:style-name="P4">И выбираю из выпадающего списка <text:span text:style-name="T2">«Industry» </text:span>направление индустрии</text:p>
            <text:p text:style-name="P4">И ввожу уровень в поле <text:span text:style-name="T2">«Level»</text:span></text:p>
            <text:p text:style-name="P4">И выбираю город из выпадающего списка <text:span text:style-name="T2">«Location»</text:span></text:p>
            <text:p text:style-name="P4"><text:span text:style-name="T2">// <text:s/></text:span>выбор языка</text:p>
            <text:p text:style-name="P8">И выбираю уровень языка в выпадающем списке <text:span text:style-name="T2">«Language level»</text:span></text:p>
            <text:p text:style-name="P4">И выбираю департамент в выпадающем списке <text:span text:style-name="T2">«Department»</text:span></text:p>
            <text:p text:style-name="P4">И выбираю команду в выпадающем списке <text:span text:style-name="T2">«Team»</text:span></text:p>
            <text:p text:style-name="P4">И ввожу зарплату в поле <text:span text:style-name="T2">«Salary»</text:span></text:p>
            <text:p text:style-name="P4">И выбираю ответственного за вакансию в выпадающем списке <text:span text:style-name="T2">«Responsible»</text:span></text:p>
            <text:p text:style-name="P7">И выбираю дату открытия вакансии в выпадающем списке «Start date»</text:p>
            <text:p text:style-name="P7">И выбираю дату закрытия вакансии в выпадающем списке «Deadline date»</text:p>
            <text:p text:style-name="P7">И выбираю дату фактического закрытия вакансии в выпадающем списке «End date»</text:p>
            <text:p text:style-name="P7">И выбираю статус вакансии в выпадающем списке «Status»</text:p>
            <text:p text:style-name="P7">И выбираю тип занятости в выпадающем списке «Employment type»</text:p>
            <text:p text:style-name="P7">И ввожу описание вакансии в поле «Description»</text:p>
            <text:p text:style-name="P7">И выбираю опцию <text:span text:style-name="T2">«Master vacancy»</text:span></text:p>
            <text:p text:style-name="P7">И ввожу количество дочерних вакансий в поле <text:span text:style-name="T2">«Count of children vacancies»</text:span></text:p>
            <text:p text:style-name="P7"><text:soft-page-break/>И нажимаю на кнопку «Submit»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Новая вакансия создана </text:p>
            <text:p text:style-name="P4">И создано указанное количество дочерних вакансий </text:p>
            <text:p text:style-name="P4">И открывается форма просмотра профиля ваканси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5S</meta:editing-duration>
    <meta:editing-cycles>4</meta:editing-cycles>
    <meta:generator>OpenOffice/4.1.2$Win32 OpenOffice.org_project/412m3$Build-9782</meta:generator>
    <dc:date>2016-03-28T15:57:16.73</dc:date>
    <dc:creator>Юлия Сидорук</dc:creator>
    <meta:document-statistic meta:table-count="2" meta:image-count="0" meta:object-count="0" meta:page-count="2" meta:paragraph-count="58" meta:word-count="341" meta:character-count="2277"/>
    <meta:user-defined meta:name="Info 1"/>
    <meta:user-defined meta:name="Info 2"/>
    <meta:user-defined meta:name="Info 3"/>
    <meta:user-defined meta:name="Info 4"/>
  </office:meta>
</office:document-meta>
</file>